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4.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6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1.7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57cm"/>
    </style:style>
    <style:style style:name="pr8" style:family="presentation" style:parent-style-name="Default-title">
      <style:graphic-properties fo:min-height="3.439cm"/>
    </style:style>
    <style:style style:name="pr9" style:family="presentation" style:parent-style-name="Default-title">
      <style:graphic-properties fo:min-height="1.872cm"/>
    </style:style>
    <style:style style:name="co1" style:family="table-column">
      <style:table-column-properties style:column-width="2.996cm" style:use-optimal-column-width="false"/>
    </style:style>
    <style:style style:name="co2" style:family="table-column">
      <style:table-column-properties style:column-width="2.994cm" style:use-optimal-column-width="false"/>
    </style:style>
    <style:style style:name="co3" style:family="table-column">
      <style:table-column-properties style:column-width="3cm" style:use-optimal-column-width="false"/>
    </style:style>
    <style:style style:name="co4" style:family="table-column">
      <style:table-column-properties style:column-width="3.686cm" style:use-optimal-column-width="false"/>
    </style:style>
    <style:style style:name="co5" style:family="table-column">
      <style:table-column-properties style:column-width="3.684cm" style:use-optimal-column-width="false"/>
    </style:style>
    <style:style style:name="co6" style:family="table-column">
      <style:table-column-properties style:column-width="3.002cm" style:use-optimal-column-width="false"/>
    </style:style>
    <style:style style:name="co7" style:family="table-column">
      <style:table-column-properties style:column-width="1.471cm" style:use-optimal-column-width="false"/>
    </style:style>
    <style:style style:name="co8" style:family="table-column">
      <style:table-column-properties style:column-width="3.354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3.198cm" style:use-optimal-column-width="false"/>
    </style:style>
    <style:style style:name="co11" style:family="table-column">
      <style:table-column-properties style:column-width="4.386cm" style:use-optimal-column-width="false"/>
    </style:style>
    <style:style style:name="co12" style:family="table-column">
      <style:table-column-properties style:column-width="4.384cm" style:use-optimal-column-width="false"/>
    </style:style>
    <style:style style:name="co13" style:family="table-column">
      <style:table-column-properties style:column-width="4.41cm" style:use-optimal-column-width="false"/>
    </style:style>
    <style:style style:name="co14" style:family="table-column">
      <style:table-column-properties style:column-width="4.408cm" style:use-optimal-column-width="false"/>
    </style:style>
    <style:style style:name="co15" style:family="table-column">
      <style:table-column-properties style:column-width="3.178cm" style:use-optimal-column-width="false"/>
    </style:style>
    <style:style style:name="co16" style:family="table-column">
      <style:table-column-properties style:column-width="3.176cm" style:use-optimal-column-width="false"/>
    </style:style>
    <style:style style:name="co17" style:family="table-column">
      <style:table-column-properties style:column-width="3.185cm" style:use-optimal-column-width="false"/>
    </style:style>
    <style:style style:name="co18" style:family="table-column">
      <style:table-column-properties style:column-width="3.23cm" style:use-optimal-column-width="false"/>
    </style:style>
    <style:style style:name="co19" style:family="table-column">
      <style:table-column-properties style:column-width="3.227cm" style:use-optimal-column-width="false"/>
    </style:style>
    <style:style style:name="co20" style:family="table-column">
      <style:table-column-properties style:column-width="2.886cm" style:use-optimal-column-width="false"/>
    </style:style>
    <style:style style:name="co21" style:family="table-column">
      <style:table-column-properties style:column-width="2.883cm" style:use-optimal-column-width="false"/>
    </style:style>
    <style:style style:name="co22" style:family="table-column">
      <style:table-column-properties style:column-width="3.345cm" style:use-optimal-column-width="false"/>
    </style:style>
    <style:style style:name="co23" style:family="table-column">
      <style:table-column-properties style:column-width="3.343cm" style:use-optimal-column-width="false"/>
    </style:style>
    <style:style style:name="co24" style:family="table-column">
      <style:table-column-properties style:column-width="3.547cm" style:use-optimal-column-width="false"/>
    </style:style>
    <style:style style:name="co25" style:family="table-column">
      <style:table-column-properties style:column-width="3.342cm" style:use-optimal-column-width="false"/>
    </style:style>
    <style:style style:name="co26" style:family="table-column">
      <style:table-column-properties style:column-width="8.581cm" style:use-optimal-column-width="false"/>
    </style:style>
    <style:style style:name="co27" style:family="table-column">
      <style:table-column-properties style:column-width="8.719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398cm"/>
    </style:style>
    <style:style style:name="ro3" style:family="table-row">
      <style:table-row-properties style:row-height="2.442cm"/>
    </style:style>
    <style:style style:name="ro4" style:family="table-row">
      <style:table-row-properties style:row-height="3.515cm"/>
    </style:style>
    <style:style style:name="ro5" style:family="table-row">
      <style:table-row-properties style:row-height="3.409cm"/>
    </style:style>
    <style:style style:name="ro6" style:family="table-row">
      <style:table-row-properties style:row-height="2.319cm"/>
    </style:style>
    <style:style style:name="ro7" style:family="table-row">
      <style:table-row-properties style:row-height="2.397cm"/>
    </style:style>
    <style:style style:name="ro8" style:family="table-row">
      <style:table-row-properties style:row-height="0cm"/>
    </style:style>
    <style:style style:name="ro9" style:family="table-row">
      <style:table-row-properties style:row-height="2.392cm"/>
    </style:style>
    <style:style style:name="ro10" style:family="table-row">
      <style:table-row-properties style:row-height="2.437cm"/>
    </style:style>
    <style:style style:name="ro11" style:family="table-row">
      <style:table-row-properties style:row-height="3.623cm"/>
    </style:style>
    <style:style style:name="ro12" style:family="table-row">
      <style:table-row-properties style:row-height="3.513cm"/>
    </style:style>
    <style:style style:name="ro13" style:family="table-row">
      <style:table-row-properties style:row-height="3.254cm"/>
    </style:style>
    <style:style style:name="ro14" style:family="table-row">
      <style:table-row-properties style:row-height="3.514cm"/>
    </style:style>
    <style:style style:name="ro15" style:family="table-row">
      <style:table-row-properties style:row-height="2.745cm"/>
    </style:style>
    <style:style style:name="ro16" style:family="table-row">
      <style:table-row-properties style:row-height="2.662cm"/>
    </style:style>
    <style:style style:name="ro17" style:family="table-row">
      <style:table-row-properties style:row-height="2.714cm"/>
    </style:style>
    <style:style style:name="ro18" style:family="table-row">
      <style:table-row-properties style:row-height="2.929cm"/>
    </style:style>
    <style:style style:name="ro19" style:family="table-row">
      <style:table-row-properties style:row-height="1.369cm"/>
    </style:style>
    <style:style style:name="ro20" style:family="table-row">
      <style:table-row-properties style:row-height="2.199cm"/>
    </style:style>
    <style:style style:name="ro21" style:family="table-row">
      <style:table-row-properties style:row-height="2.24cm"/>
    </style:style>
    <style:style style:name="ro22" style:family="table-row">
      <style:table-row-properties style:row-height="2.608cm"/>
    </style:style>
    <style:style style:name="ro23" style:family="table-row">
      <style:table-row-properties style:row-height="2.715cm"/>
    </style:style>
    <style:style style:name="ro24" style:family="table-row">
      <style:table-row-properties style:row-height="2.632cm"/>
    </style:style>
    <style:style style:name="ro25" style:family="table-row">
      <style:table-row-properties style:row-height="1.817cm"/>
    </style:style>
    <style:style style:name="ro26" style:family="table-row">
      <style:table-row-properties style:row-height="4.464cm"/>
    </style:style>
    <style:style style:name="ro27" style:family="table-row">
      <style:table-row-properties style:row-height="5.865cm"/>
    </style:style>
    <style:style style:name="ce1" style:family="table-cell">
      <loext:graphic-properties draw:textarea-vertical-align="middle"/>
      <style:paragraph-properties fo:text-align="center"/>
      <style:text-properties style:font-name="Simple CLM"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style:font-name="Simple CLM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4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ce5" style:family="table-cell">
      <loext:graphic-properties draw:textarea-vertical-align="middle"/>
      <style:paragraph-properties fo:text-align="center"/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ce6" style:family="table-cell">
      <loext:graphic-properties draw:textarea-vertical-align="middle"/>
      <style:paragraph-properties fo:text-align="center" fo:border="2.27pt solid #ffffff"/>
      <style:text-properties style:font-name="Simple CLM" fo:font-size="28pt" style:font-size-asian="28pt" style:font-size-complex="28pt"/>
    </style:style>
    <style:style style:name="ce7" style:family="table-cell">
      <loext:graphic-properties draw:textarea-vertical-align="middle"/>
      <style:paragraph-properties fo:text-align="center" fo:border="1.13pt solid #ffffff"/>
      <style:text-properties style:font-name="Simple CLM" fo:font-size="36pt" style:font-size-asian="36pt" style:font-size-complex="36pt"/>
    </style:style>
    <style:style style:name="ce8" style:family="table-cell">
      <loext:graphic-properties draw:textarea-vertical-align="middle"/>
      <style:paragraph-properties fo:text-align="center"/>
      <style:text-properties style:font-name="Simple CLM" fo:font-size="36pt" style:font-size-asian="36pt" style:font-size-complex="36pt"/>
    </style:style>
    <style:style style:name="ce9" style:family="table-cell">
      <loext:graphic-properties draw:textarea-vertical-align="middle"/>
      <style:paragraph-properties fo:text-align="center" fo:border="2.27pt solid #ffffff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textarea-vertical-align="middle"/>
      <style:paragraph-properties fo:text-align="center"/>
      <style:text-properties style:font-name="Simple CLM" fo:font-size="36pt" fo:font-weight="bold" style:font-size-asian="36pt" style:font-weight-asian="bold" style:font-size-complex="36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loext:graphic-properties draw:textarea-vertical-align="middle"/>
      <style:paragraph-properties fo:text-align="center" style:writing-mode="rl-tb"/>
      <style:text-properties fo:font-size="36pt" style:font-size-asian="36pt" style:font-size-complex="36pt"/>
    </style:style>
    <style:style style:name="ce14" style:family="table-cell">
      <loext:graphic-properties draw:textarea-vertical-align="middle"/>
      <style:paragraph-properties fo:text-align="center" style:writing-mode="rl-tb"/>
      <style:text-properties fo:color="#009900" fo:font-size="44pt" style:font-size-asian="44pt" style:font-size-complex="44pt"/>
    </style:style>
    <style:style style:name="ce15" style:family="table-cell">
      <loext:graphic-properties draw:textarea-vertical-align="middle"/>
      <style:paragraph-properties fo:text-align="center" style:writing-mode="rl-tb"/>
      <style:text-properties fo:color="#ff0000" fo:font-size="44pt" style:font-size-asian="44pt" style:font-size-complex="44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none" draw:fill-color="#ffffff"/>
      <style:paragraph-properties fo:text-align="center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7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8" style:family="paragraph">
      <style:paragraph-properties style:writing-mode="rl-tb"/>
      <style:text-properties fo:font-size="48pt" style:font-size-asian="48pt" style:font-size-complex="48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28pt" style:font-size-asian="28pt" style:font-size-complex="28pt"/>
    </style:style>
    <style:style style:name="P22" style:family="paragraph">
      <style:paragraph-properties fo:text-align="end" style:writing-mode="rl-tb"/>
      <style:text-properties fo:color="#0000ff" fo:font-size="40pt" style:font-size-asian="40pt" style:font-size-complex="40pt"/>
    </style:style>
    <style:style style:name="P23" style:family="paragraph">
      <style:paragraph-properties fo:text-align="start" style:writing-mode="lr-tb"/>
    </style:style>
    <style:style style:name="P24" style:family="paragraph">
      <style:paragraph-properties fo:text-align="end" style:writing-mode="rl-tb"/>
      <style:text-properties fo:color="#0000ff" fo:font-size="32pt" style:font-size-asian="40pt" style:font-size-complex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9900" fo:font-size="40pt" style:font-size-asian="44pt" style:font-size-complex="44pt"/>
    </style:style>
    <style:style style:name="T6" style:family="text">
      <style:text-properties fo:color="#990066" fo:font-size="40pt" style:font-size-asian="44pt" style:font-size-complex="44pt"/>
    </style:style>
    <style:style style:name="T7" style:family="text">
      <style:text-properties fo:color="#000099" fo:font-size="40pt" style:font-size-asian="44pt" style:font-size-complex="44pt"/>
    </style:style>
    <style:style style:name="T8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99" fo:font-size="40pt" style:font-size-asian="40pt" style:font-size-complex="40pt"/>
    </style:style>
    <style:style style:name="T10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Simple CLM" fo:font-size="28pt" style:font-size-asian="28pt" style:font-size-complex="28pt"/>
    </style:style>
    <style:style style:name="T12" style:family="text">
      <style:text-properties style:font-name="Simple CLM" fo:font-size="40pt" style:font-size-asian="40pt" style:font-size-complex="40pt"/>
    </style:style>
    <style:style style:name="T13" style:family="text"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font-name="Simple CLM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Simple CLM" fo:font-size="36pt" style:font-size-asian="36pt" style:font-size-complex="36pt"/>
    </style:style>
    <style:style style:name="T19" style:family="text">
      <style:text-properties style:font-name="Simple CLM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fo:color="#009900" fo:font-size="36pt" style:font-size-asian="36pt" style:font-size-complex="36pt"/>
    </style:style>
    <style:style style:name="T24" style:family="text">
      <style:text-properties fo:color="#0000cc" fo:font-weight="bold" style:font-weight-asian="bold" style:font-weight-complex="bold"/>
    </style:style>
    <style:style style:name="T25" style:family="text">
      <style:text-properties fo:color="#0000cc"/>
    </style:style>
    <style:style style:name="T26" style:family="text">
      <style:text-properties fo:color="#0000cc" fo:font-style="italic" style:font-style-asian="italic" style:font-style-complex="italic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/>
    </style:style>
    <style:style style:name="T29" style:family="text">
      <style:text-properties fo:color="#009900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0099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font-name="Simple CLM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Simple CLM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cc" fo:font-size="40pt" style:font-size-asian="40pt" style:font-size-complex="40pt"/>
    </style:style>
    <style:style style:name="T3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style:font-size-asian="40pt" style:font-size-complex="40pt"/>
    </style:style>
    <style:style style:name="T3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0000" fo:font-size="40pt" style:font-size-asian="40pt" style:font-size-complex="40pt"/>
    </style:style>
    <style:style style:name="T4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009900" fo:font-size="40pt" style:font-size-asian="40pt" style:font-size-complex="40pt"/>
    </style:style>
    <style:style style:name="T42" style:family="text">
      <style:text-properties fo:color="#ff3333" fo:font-size="40pt" style:font-size-asian="40pt" style:font-size-complex="40pt"/>
    </style:style>
    <style:style style:name="T43" style:family="text">
      <style:text-properties fo:color="#ff3333" fo:font-size="26pt" style:font-size-asian="26pt" style:font-size-complex="26pt"/>
    </style:style>
    <style:style style:name="T44" style:family="text">
      <style:text-properties fo:color="#cc0000"/>
    </style:style>
    <style:style style:name="T45" style:family="text">
      <style:text-properties fo:color="#cc00cc"/>
    </style:style>
    <style:style style:name="T46" style:family="text">
      <style:text-properties fo:color="#009900"/>
    </style:style>
    <style:style style:name="T47" style:family="text">
      <style:text-properties fo:font-size="36pt" fo:font-weight="bold" style:font-size-asian="36pt" style:font-weight-asian="bold" style:font-size-complex="36pt" style:font-weight-complex="bold"/>
    </style:style>
    <style:style style:name="T48" style:family="text">
      <style:text-properties fo:color="#009900" fo:font-size="44pt" style:font-size-asian="44pt" style:font-size-complex="44pt"/>
    </style:style>
    <style:style style:name="T49" style:family="text">
      <style:text-properties fo:color="#ff0000" fo:font-size="44pt" style:font-size-asian="44pt" style:font-size-complex="44pt"/>
    </style:style>
    <style:style style:name="T50" style:family="text">
      <style:text-properties fo:color="#9900ff" fo:font-size="40pt" style:font-size-asian="40pt" style:font-size-complex="40pt"/>
    </style:style>
    <style:style style:name="T51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52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9900" style:text-position="-33% 58%" fo:font-size="40pt" style:font-size-asian="40pt" style:font-size-complex="40pt"/>
    </style:style>
    <style:style style:name="T54" style:family="text">
      <style:text-properties fo:color="#cc00cc" style:text-position="0% 100%" fo:font-size="40pt" fo:font-weight="bold" style:font-size-asian="40pt" style:font-weight-asian="bold" style:font-size-complex="40pt" style:font-weight-complex="bold"/>
    </style:style>
    <style:style style:name="T55" style:family="text">
      <style:text-properties fo:color="#cc00cc" style:text-position="0% 100%" fo:font-size="40pt" style:font-size-asian="40pt" style:font-size-complex="40pt"/>
    </style:style>
    <style:style style:name="T56" style:family="text">
      <style:text-properties fo:color="#cc00cc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cc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cc00cc" fo:font-size="40pt" style:font-size-asian="40pt" style:font-size-complex="40pt"/>
    </style:style>
    <style:style style:name="T59" style:family="text">
      <style:text-properties fo:color="#cc00cc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fo:color="#0000ff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0000ff" style:text-position="0% 100%" fo:font-size="40pt" style:font-size-asian="40pt" style:font-size-complex="40pt"/>
    </style:style>
    <style:style style:name="T62" style:family="text">
      <style:text-properties fo:color="#0000ff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3" style:family="text">
      <style:text-properties fo:color="#0000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64" style:family="text">
      <style:text-properties fo:color="#009900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5" style:family="text">
      <style:text-properties fo:color="#009900" fo:font-size="32pt" fo:font-weight="normal" style:font-size-asian="40pt" style:font-weight-asian="normal" style:font-size-complex="40pt" style:font-weight-complex="normal"/>
    </style:style>
    <style:style style:name="T66" style:family="text">
      <style:text-properties fo:color="#009900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7" style:family="text">
      <style:text-properties fo:color="#009900" style:text-position="-33% 58%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8" style:family="text">
      <style:text-properties fo:color="#009900" style:text-position="0% 100%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9" style:family="text">
      <style:text-properties fo:color="#cc00cc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0" style:family="text">
      <style:text-properties fo:color="#cc00cc" style:text-position="0% 100%" style:font-name="Times New Roman" fo:font-size="32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1" style:family="text">
      <style:text-properties fo:color="#cc00cc" style:text-position="-33% 58%" style:font-name="Times New Roman" fo:font-size="32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2" style:family="text">
      <style:text-properties fo:color="#cc00cc" style:text-position="0% 100%" style:font-name="Times New Roman" fo:font-size="32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3" style:family="text">
      <style:text-properties fo:color="#009900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4" style:family="text">
      <style:text-properties fo:color="#0000ff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שי</text:span><text:span text:style-name="T1">ווי-</text:span><text:span text:style-name="T1">מ</text:span><text:span text:style-name="T1">ש</text:span><text:span text:style-name="T1">ק</text:span><text:span text:style-name="T1">ל </text:span><text:span text:style-name="T1">נא</text:span><text:span text:style-name="T1">ש</text:span><text:span text:style-name="T1"><text:line-break/></text:span><text:span text:style-name="T2">במ</text:span><text:span text:style-name="T2">שח</text:span><text:span text:style-name="T2">קים </text:span><text:span text:style-name="T2">וב</text:span><text:span text:style-name="T2">מכ</text:span><text:span text:style-name="T2">רזי</text:span><text:span text:style-name="T2">ם</text:span><text:span text:style-name="T1"><text:line-break/></text:span><text:span text:style-name="T1"><text:line-break/></text:span><text:span text:style-name="T3">ארא</text:span><text:span text:style-name="T3">ל </text:span><text:span text:style-name="T3">סגל-</text:span><text:span text:style-name="T3">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764cm" svg:x="0cm" svg:y="0.024cm" presentation:class="title" presentation:user-transformed="true">
          <draw:text-box>
            <text:p text:style-name="P1"><text:span text:style-name="T4">מה </text:span><text:span text:style-name="T4">עושי</text:span><text:span text:style-name="T4">ם </text:span><text:span text:style-name="T4">שחק</text:span><text:span text:style-name="T4">נים </text:span><text:span text:style-name="T4">במנ</text:span><text:span text:style-name="T4">גנון </text:span><text:span text:style-name="T4">לא </text:span><text:span text:style-name="T4">אמי</text:span><text:span text:style-name="T4">תי?</text:span></text:p>
          </draw:text-box>
        </draw:frame>
        <draw:frame presentation:style-name="pr4" draw:text-style-name="P6" draw:layer="layout" svg:width="26.924cm" svg:height="16.786cm" svg:x="0.254cm" svg:y="3.302cm" presentation:class="outline" presentation:user-transformed="true">
          <draw:text-box>
            <text:list text:style-name="L2">
              <text:list-item>
                <text:p xml:id="id1" text:id="id1" text:style-name="P5"><text:span text:style-name="T5">כשיש לנו מנגנון אמיתי, קל לנתח את התנהגות המשתתפים – הם כנראה ידווחו את ההעדפות האמיתיות שלהם.</text:span></text:p>
              </text:list-item>
              <text:list-item>
                <text:p xml:id="id2" text:id="id2" text:style-name="P5"><text:span text:style-name="T6">אבל מה עושים כשאין מנגנון אמיתי? </text:span><text:span text:style-name="T6"><text:line-break/></text:span><text:span text:style-name="T6">או כשהמנגנון האמיתי מסובך מדי?</text:span><text:span text:style-name="T6"><text:line-break/></text:span><text:span text:style-name="T6">איך יתנהגו המשתתפים?</text:span></text:p>
              </text:list-item>
              <text:list-item>
                <text:p xml:id="id3" text:id="id3" text:style-name="P5"><text:span text:style-name="T7">שאלה לדוגמה: איך יתנהגו המשתתפים במכרז מחיר ראשון? מה יהיה הרווח למוכ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תורת המשחקים על חצי רגל</text:p>
          </draw:text-box>
        </draw:frame>
        <draw:frame presentation:style-name="pr4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משחק = אוסף של </text:span><text:span text:style-name="T8">שחקנים</text:span><text:span text:style-name="T9">, </text:span><text:span text:style-name="T9"><text:line-break/></text:span><text:span text:style-name="T9">לכל שחקן יש אוסף של </text:span><text:span text:style-name="T8">פעולות</text:span><text:span text:style-name="T9"> אפשריות, </text:span><text:span text:style-name="T9"><text:line-break/></text:span><text:span text:style-name="T9">כל צירוף של פעולות מביא ל</text:span><text:span text:style-name="T8">תוצאה</text:span><text:span text:style-name="T9">, </text:span><text:span text:style-name="T9"><text:line-break/></text:span><text:span text:style-name="T9">וכל שחקן מקבל </text:span><text:span text:style-name="T8">תועלת </text:span><text:span text:style-name="T10">מ</text:span><text:span text:style-name="T9">כל תוצאה אפשרית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8.989cm" svg:height="7.159cm" svg:x="10.252cm" svg:y="2.946cm">
          <table:table table:template-name="seetang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69cm" svg:height="6.923cm" svg:x="1.671cm" svg:y="2.92cm">
          <table:table table:template-name="turquois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1 / -1</text:span></text:p>
              </table:table-cell>
              <table:table-cell>
                <text:p text:style-name="P9"><text:span text:style-name="T12">-1 / 1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-1 / 1</text:span></text:p>
              </table:table-cell>
              <table:table-cell>
                <text:p text:style-name="P9"><text:span text:style-name="T12">1 / 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69cm" svg:height="6.923cm" svg:x="19.885cm" svg:y="2.98cm">
          <table:table table:template-name="orang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3 / 3</text:span></text:p>
              </table:table-cell>
              <table:table-cell>
                <text:p text:style-name="P9"><text:span text:style-name="T12">0 / 5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5 / 0</text:span></text:p>
              </table:table-cell>
              <table:table-cell>
                <text:p text:style-name="P9"><text:span text:style-name="T12">1 / 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91cm" svg:height="7.157cm" svg:x="1.013cm" svg:y="11.957cm">
          <table:table table:template-name="yellow">
            <table:table-column table:style-name="co1"/>
            <table:table-column table:style-name="co2"/>
            <table:table-column table:style-name="co6"/>
            <table:table-row table:style-name="ro6" table:default-cell-style-name="ce1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497cm" svg:height="7.424cm" svg:x="15.533cm" svg:y="11.26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0" draw:layer="layout" svg:width="5.48cm" svg:height="1.652cm" svg:x="3.109cm" svg:y="0cm">
          <draw:text-box>
            <text:p xml:id="id4" text:id="id4"><text:span text:style-name="T15">זוג או פרד</text:span></text:p>
          </draw:text-box>
        </draw:frame>
        <draw:frame draw:style-name="gr3" draw:text-style-name="P11" draw:layer="layout" svg:width="7.267cm" svg:height="1.652cm" svg:x="1.27cm" svg:y="1.243cm">
          <draw:text-box>
            <text:p xml:id="id5" text:id="id5"><text:span text:style-name="T15"><text:a xlink:href="https://youtu.be/46lehcylsT8" xlink:type="simple">משחק הפנדל</text:a></text:span></text:p>
          </draw:text-box>
        </draw:frame>
        <draw:frame draw:style-name="gr4" draw:text-style-name="P10" draw:layer="layout" svg:width="8.89cm" svg:height="1.835cm" svg:x="10.16cm" svg:y="0.705cm">
          <draw:text-box>
            <text:p xml:id="id6" text:id="id6"><text:span text:style-name="T15">אבן נייר ומספריים</text:span></text:p>
          </draw:text-box>
        </draw:frame>
        <draw:frame draw:style-name="gr4" draw:text-style-name="P13" draw:layer="layout" svg:width="8.128cm" svg:height="1.835cm" svg:x="19.558cm" svg:y="0cm">
          <draw:text-box>
            <text:p xml:id="id7" text:id="id7" text:style-name="P12"><text:span text:style-name="T15">דילמת האסיר</text:span></text:p>
          </draw:text-box>
        </draw:frame>
        <draw:frame draw:style-name="gr4" draw:text-style-name="P13" draw:layer="layout" svg:width="8.128cm" svg:height="1.835cm" svg:x="19.558cm" svg:y="1.213cm">
          <draw:text-box>
            <text:p xml:id="id8" text:id="id8" text:style-name="P12"><text:span text:style-name="T15">שיתוף קבצים</text:span></text:p>
          </draw:text-box>
        </draw:frame>
        <draw:frame draw:style-name="gr5" draw:text-style-name="P10" draw:layer="layout" svg:width="7.366cm" svg:height="1.753cm" svg:x="1.778cm" svg:y="19.247cm">
          <draw:text-box>
            <text:p text:style-name="P5"><text:span text:style-name="T15">משחק </text:span><text:span text:style-name="T15">תיאום</text:span></text:p>
          </draw:text-box>
        </draw:frame>
        <draw:frame draw:style-name="gr6" draw:text-style-name="P14" draw:layer="layout" svg:width="16.51cm" svg:height="1.778cm" svg:x="11.176cm" svg:y="19.05cm">
          <draw:text-box>
            <text:p xml:id="id9" text:id="id9" text:style-name="P5"><text:span text:style-name="T15">מכרז מחיר ראשון. <text:s/>ערכים: </text:span><text:span text:style-name="T15">4</text:span><text:span text:style-name="T15">, </text:span><text:span text:style-name="T15">3</text:span><text:span text:style-name="T1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2 / 30</text:span></text:p>
              </table:table-cell>
            </table:table-row>
            <table:table-row table:style-name="ro12" table:default-cell-style-name="ce5">
              <table:table-cell>
                <text:p text:style-name="P9"><text:span text:style-name="T16">3 / 2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817cm" svg:height="6.767cm" svg:x="18.796cm" svg:y="8.382cm">
          <table:table table:template-name="orange">
            <table:table-column table:style-name="co13"/>
            <table:table-column table:style-name="co14"/>
            <table:table-row table:style-name="ro13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3 / 20</text:span></text:p>
              </table:table-cell>
            </table:table-row>
            <table:table-row table:style-name="ro14" table:default-cell-style-name="ce5">
              <table:table-cell>
                <text:p text:style-name="P9"><text:span text:style-name="T16">2 / 3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2 / </text:span><text:span text:style-name="T17">30</text:span></text:p>
              </table:table-cell>
            </table:table-row>
            <table:table-row table:style-name="ro12" table:default-cell-style-name="ce2">
              <table:table-cell>
                <text:p text:style-name="P9"><text:span text:style-name="T17">3</text:span><text:span text:style-name="T12"> / 2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817cm" svg:height="6.767cm" svg:x="18.846cm" svg:y="8.414cm">
          <table:table table:template-name="orange"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3 / </text:span><text:span text:style-name="T17">40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17">2</text:span><text:span text:style-name="T12"> / 30</text:span></text:p>
              </table:table-cell>
              <table:table-cell>
                <text:p text:style-name="P9"><text:span text:style-name="T17">4</text:span><text:span text:style-name="T12"> / 2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1" draw:id="id11" draw:layer="layout" svg:width="9.538cm" svg:height="7.159cm" svg:x="9.652cm" svg:y="13.885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0" draw:id="id10" draw:layer="layout" svg:width="6.456cm" svg:height="5.406cm" svg:x="2.511cm" svg:y="15.394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5.768cm" svg:height="5.642cm" svg:x="20.489cm" svg:y="15.592cm">
          <table:table table:template-name="orange">
            <table:table-column table:style-name="co20"/>
            <table:table-column table:style-name="co21"/>
            <table:table-row table:style-name="ro17" table:default-cell-style-name="ce8">
              <table:table-cell>
                <text:p text:style-name="P9"><text:span text:style-name="T19">3</text:span><text:span text:style-name="T18"> / 3</text:span></text:p>
              </table:table-cell>
              <table:table-cell>
                <text:p text:style-name="P9"><text:span text:style-name="T18">0 / 5</text:span></text:p>
              </table:table-cell>
            </table:table-row>
            <table:table-row table:style-name="ro18" table:default-cell-style-name="ce8">
              <table:table-cell>
                <text:p text:style-name="P9"><text:span text:style-name="T18">5 / 0</text:span></text:p>
              </table:table-cell>
              <table:table-cell>
                <text:p text:style-name="P9"><text:span text:style-name="T18">1 / 1</text:span>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פעולות שולטות במכרזים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11.497cm" svg:height="9.861cm" svg:x="15.672cm" svg:y="8.245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5" draw:layer="layout" svg:width="11.938cm" svg:height="3.053cm" svg:x="15.748cm" svg:y="18.283cm">
          <draw:text-box>
            <text:p xml:id="id13" text:id="id13" text:style-name="P5"><text:span text:style-name="T21">מכרז מחיר ראשון - </text:span><text:span text:style-name="T22">אין</text:span></text:p>
          </draw:text-box>
        </draw:frame>
        <draw:frame draw:style-name="standard" xml:id="id14" draw:id="id14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22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15" draw:layer="layout" svg:width="10.705cm" svg:height="3.053cm" svg:x="2.032cm" svg:y="18.537cm">
          <draw:text-box>
            <text:p xml:id="id15" text:id="id15" text:style-name="P5"><text:span text:style-name="T21">מכרז מחיר שני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761cm" presentation:class="title" presentation:user-transformed="true">
          <draw:text-box>
            <text:p text:style-name="P1">פעולות שולטות – עיקרון הגילוי<text:line-break/>(Revelation Principle)</text:p>
          </draw:text-box>
        </draw:frame>
        <draw:frame draw:style-name="gr8" draw:text-style-name="P16" draw:layer="layout" svg:width="25.4cm" svg:height="14.279cm" svg:x="1.778cm" svg:y="5.08cm">
          <draw:text-box>
            <text:p xml:id="id16" text:id="id16" text:style-name="P5"><text:span text:style-name="T24">משפט</text:span><text:span text:style-name="T25">: כל מטרה </text:span><text:span text:style-name="T25"><text:line-break/></text:span><text:span text:style-name="T25">שאפשר להשיג ע”י משחק עם </text:span><text:span text:style-name="T26">פעולות שולטות</text:span><text:span text:style-name="T25"> – אפשר להשיג ע”י </text:span><text:span text:style-name="T26">מנגנון אמיתי</text:span><text:span text:style-name="T25">.</text:span></text:p>
            <text:p text:style-name="P5"><text:span text:style-name="T25"/></text:p>
            <text:p xml:id="id17" text:id="id17" text:style-name="P5"><text:span text:style-name="T27">הוכחה</text:span><text:span text:style-name="T28">: המנגנון האמיתי מקבל מהשחקנים את טבלת הערכים שלהם, ומשחק עבורם את הפעולה השלטת שלהם.</text:span></text:p>
            <text:p text:style-name="P5"><text:span text:style-name="T25"/></text:p>
            <text:p xml:id="id18" text:id="id18" text:style-name="P5"><text:span text:style-name="T29">דוגמה: מכרז אנגל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1" draw:layer="layout" svg:width="28cm" svg:height="3.439cm" svg:x="0cm" svg:y="-0.297cm" presentation:class="title" presentation:user-transformed="true">
          <draw:text-box>
            <text:p text:style-name="P1">איך מתנהגים שחקנים <text:span text:style-name="T30">כשאי</text:span><text:span text:style-name="T30">ן </text:span><text:span text:style-name="T30">פעול</text:span><text:span text:style-name="T30">ה </text:span><text:span text:style-name="T30">שול</text:span><text:span text:style-name="T30">טת</text:span>?</text:p>
          </draw:text-box>
        </draw:frame>
        <draw:frame presentation:style-name="pr4" draw:text-style-name="P8" draw:layer="layout" svg:width="25.199cm" svg:height="10.365cm" svg:x="1.979cm" svg:y="2.589cm" presentation:class="outline" presentation:user-transformed="true">
          <draw:text-box>
            <text:p xml:id="id19" text:id="id19" text:style-name="P5"><text:span text:style-name="T8">הגדרה</text:span><text:span text:style-name="T9">: שיווי-משקל נאש (</text:span><text:span text:style-name="T9">Nash</text:span><text:span text:style-name="T9">): צירוף פעולות של כל השחקנים, שבו הפעולה של כל שחקן נותנת לו תועלת גבוהה ביותר </text:span><text:span text:style-name="T31">בצירוף זה</text:span><text:span text:style-name="T9">.</text:span></text:p>
            <text:p xml:id="id20" text:id="id20" text:style-name="P5"><text:span text:style-name="T31">פרשנות: הסכם שאוכף את עצמו</text:span><text:span text:style-name="T9">.</text:span></text:p>
            <text:p xml:id="id21" text:id="id21" text:style-name="P5"><text:span text:style-name="T8">משפט</text:span><text:span text:style-name="T9">: אם לכל שחקן יש פעולה שלטת, אז צירוף הפעולות השולטות הוא שיווי-משקל נאש.</text:span></text:p>
          </draw:text-box>
        </draw:frame>
        <draw:frame draw:style-name="standard" xml:id="id22" draw:id="id22" draw:layer="layout" svg:width="9.538cm" svg:height="7.159cm" svg:x="9.653cm" svg:y="13.921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23" draw:id="id23" draw:layer="layout" svg:width="6.456cm" svg:height="5.406cm" svg:x="2.512cm" svg:y="15.43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4" draw:id="id24" draw:layer="layout" svg:width="6.687cm" svg:height="5.346cm" svg:x="20.49cm" svg:y="15.628cm">
          <table:table table:template-name="orange">
            <table:table-column table:style-name="co22"/>
            <table:table-column table:style-name="co23"/>
            <table:table-row table:style-name="ro23" table:default-cell-style-name="ce8">
              <table:table-cell>
                <text:p text:style-name="P9"><text:span text:style-name="T19">4</text:span><text:span text:style-name="T18"> / 4</text:span></text:p>
              </table:table-cell>
              <table:table-cell>
                <text:p text:style-name="P9"><text:span text:style-name="T18">0 / 6</text:span></text:p>
              </table:table-cell>
            </table:table-row>
            <table:table-row table:style-name="ro24">
              <table:table-cell table:style-name="ce8">
                <text:p text:style-name="P9"><text:span text:style-name="T18">6 / 0</text:span></text:p>
              </table:table-cell>
              <table:table-cell table:style-name="ce10">
                <text:p text:style-name="P9"><text:span text:style-name="T33">2 / 2</text:span></text:p>
              </table:table-cell>
            </table:table-row>
          </table:table>
          <draw:image xlink:href="Pictures/TablePreview1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draw:style-name="standard" xml:id="id25" draw:id="id25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 table:style-name="ce1">
                <text:p text:style-name="P9"><text:span text:style-name="T11">0.5 / 0</text:span></text:p>
              </table:table-cell>
            </table:table-row>
            <table:table-row table:style-name="ro22" table:default-cell-style-name="ce1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>
                <text:p text:style-name="P9"><text:span text:style-name="T32">1 /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" draw:text-style-name="P15" draw:layer="layout" svg:width="11.975cm" svg:height="1.652cm" svg:x="1.233cm" svg:y="18.414cm">
          <draw:text-box>
            <text:p xml:id="id26" text:id="id26" text:style-name="P5"><text:span text:style-name="T21">מכרז מחיר שני - </text:span><text:span text:style-name="T23">יש</text:span></text:p>
          </draw:text-box>
        </draw:frame>
        <draw:frame presentation:style-name="pr4" draw:text-style-name="P8" draw:layer="layout" svg:width="25.199cm" svg:height="5.03cm" svg:x="2.155cm" svg:y="2.59cm" presentation:class="outline" presentation:user-transformed="true">
          <draw:text-box>
            <text:p text:style-name="P5"><text:span text:style-name="T8">הגדרה</text:span><text:span text:style-name="T9">: שיווי-משקל נאש: צירוף פעולות של </text:span><text:span text:style-name="T9">כל השחקנים, שבו הפעולה של כל שחקן </text:span><text:span text:style-name="T9">נותנת לו תועלת גבוהה ביותר </text:span><text:span text:style-name="T31">בצירוף זה.</text:span></text:p>
          </draw:text-box>
        </draw:frame>
        <draw:frame draw:style-name="standard" draw:layer="layout" svg:width="11.713cm" svg:height="9.861cm" svg:x="15.673cm" svg:y="8.246cm">
          <table:table table:template-name="sun">
            <table:table-column table:style-name="co7"/>
            <table:table-column table:style-name="co8"/>
            <table:table-column table:style-name="co24"/>
            <table:table-column table:style-name="co25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 table:style-name="ce11">
                <text:p text:style-name="P9"><text:span text:style-name="T32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1">
              <table:table-cell table:style-name="ce3">
                <text:p text:style-name="P9"><text:span text:style-name="T14">3</text:span></text:p>
              </table:table-cell>
              <table:table-cell table:style-name="ce1">
                <text:p text:style-name="P9"><text:span text:style-name="T11">1 / 0</text:span></text:p>
              </table:table-cell>
              <table:table-cell>
                <text:p text:style-name="P9"><text:span text:style-name="T32">1 / 0</text:span></text:p>
              </table:table-cell>
              <table:table-cell>
                <text:p text:style-name="P9"><text:span text:style-name="T32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text-style-name="P15" draw:layer="layout" svg:width="11.938cm" svg:height="1.782cm" svg:x="15.748cm" svg:y="18.284cm">
          <draw:text-box>
            <text:p text:style-name="P5"><text:span text:style-name="T21">מכרז </text:span><text:span text:style-name="T21">מחיר </text:span><text:span text:style-name="T21">ראשון </text:span><text:span text:style-name="T21">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8cm" svg:height="18.41cm" svg:x="0cm" svg:y="2.59cm" presentation:class="outline" presentation:user-transformed="true">
          <draw:text-box>
            <text:p xml:id="id27" text:id="id27"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xml:id="id28" text:id="id28"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xml:id="id29" text:id="id29" text:style-name="P5"><text:span text:style-name="T37">מכרז מחיר ראשון - נחלק למקרים:</text:span></text:p>
            <text:list text:style-name="L2">
              <text:list-item>
                <text:p xml:id="id30" text:id="id30" text:style-name="P5"><text:span text:style-name="T38">אם </text:span><text:span text:style-name="T38">k&lt;19</text:span><text:span text:style-name="T39"> אז </text:span><text:span text:style-name="T39">s=k+1</text:span><text:span text:style-name="T39"> ואז כ יעלה ל-</text:span><text:span text:style-name="T39">s</text:span><text:span text:style-name="T39"> – לא ש”מ.</text:span></text:p>
              </text:list-item>
              <text:list-item>
                <text:p xml:id="id31" text:id="id31" text:style-name="P5"><text:span text:style-name="T40">אם </text:span><text:span text:style-name="T40">k&gt;=19</text:span><text:span text:style-name="T40"> וגם </text:span><text:span text:style-name="T40">k&lt;60</text:span><text:span text:style-name="T41">, אז </text:span><text:span text:style-name="T41">s=k+1</text:span><text:span text:style-name="T41"> וזה כן ש”מ.</text:span></text:p>
              </text:list-item>
              <text:list-item>
                <text:p text:style-name="P5"><text:span text:style-name="T38">אם </text:span><text:span text:style-name="T38">k&gt;=60</text:span><text:span text:style-name="T39">, ס יפסיד ו-כ יירד – לא ש”מ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451cm" svg:height="18.41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text:style-name="P5"><text:span text:style-name="T37">מכרז מחיר שני - נחלק למקרים:</text:span></text:p>
            <text:list text:style-name="L2">
              <text:list-item>
                <text:p text:style-name="P5"><text:span text:style-name="T40">אם </text:span><text:span text:style-name="T40">k&lt;20</text:span><text:span text:style-name="T41"> אז כל </text:span><text:span text:style-name="T41">s&gt;=20</text:span><text:span text:style-name="T41"> הוא ש”מ.</text:span></text:p>
              </text:list-item>
              <text:list-item>
                <text:p text:style-name="P5"><text:span text:style-name="T40">אם </text:span><text:span text:style-name="T40">k&gt;=20</text:span><text:span text:style-name="T40"> וגם </text:span><text:span text:style-name="T40">k&lt;60</text:span><text:span text:style-name="T41">, אז כל </text:span><text:span text:style-name="T41">s&gt;k</text:span><text:span text:style-name="T41"> הוא ש”מ.</text:span></text:p>
              </text:list-item>
              <text:list-item>
                <text:p text:style-name="P5"><text:span text:style-name="T40">אם </text:span><text:span text:style-name="T40">k&gt;=60</text:span><text:span text:style-name="T41">, אז כל </text:span><text:span text:style-name="T41">s&lt;20</text:span><text:span text:style-name="T41"> הוא ש”מ!</text:span></text:p>
              </text:list-item>
              <text:list-item>
                <text:p text:style-name="P5"><text:span text:style-name="T42">במכרז מחיר שני יש שיוויי-משקל “רעים”!</text:span><text:span text:style-name="T43"> </text:span><text:span text:style-name="T43"><text:line-break/></text:span><text:span text:style-name="T43">(לא יעילים, רווח נמוך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451cm" svg:height="13.412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text:style-name="P5"><text:span text:style-name="T37">מכרז "כולם משלמים" - נחלק למקרים:</text:span></text:p>
            <text:list text:style-name="L2">
              <text:list-item>
                <text:p text:style-name="P5"><text:span text:style-name="T40">אם </text:span><text:span text:style-name="T40">k=0</text:span><text:span text:style-name="T41"> אז </text:span><text:span text:style-name="T41">s=1</text:span><text:span text:style-name="T41"> הוא ש”מ.</text:span></text:p>
              </text:list-item>
              <text:list-item>
                <text:p text:style-name="P5"><text:span text:style-name="T40">אם </text:span><text:span text:style-name="T40">k&gt;0</text:span><text:span text:style-name="T40"> </text:span><text:span text:style-name="T41">אז ס יגיד </text:span><text:span text:style-name="T41">2</text:span><text:span text:style-name="T41"> ואז כ יגיד </text:span><text:span text:style-name="T41">0</text:span><text:span text:style-name="T41"> – לא ש"מ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25.199cm" svg:height="1.872cm" svg:x="1.4cm" svg:y="0.486cm" presentation:class="title" presentation:user-transformed="true">
          <draw:text-box>
            <text:p text:style-name="P1"><text:span text:style-name="T4">מכר</text:span><text:span text:style-name="T4">ז </text:span><text:span text:style-name="T4">התד</text:span><text:span text:style-name="T4">רים </text:span><text:span text:style-name="T4">בניו-</text:span><text:span text:style-name="T4">זילנ</text:span><text:span text:style-name="T4">ד*</text:span></text:p>
          </draw:text-box>
        </draw:frame>
        <draw:frame draw:style-name="gr11" draw:text-style-name="P19" draw:layer="layout" svg:width="26.162cm" svg:height="12.704cm" svg:x="1.016cm" svg:y="3.302cm">
          <draw:text-box>
            <text:p xml:id="id32" text:id="id32" text:style-name="P5"><text:span text:style-name="T25">בשנת </text:span><text:span text:style-name="T25">1990</text:span><text:span text:style-name="T25"> החליטה ממשלת ניו-זילנד למכור תדרי-שידור במכרז מחיר שני. תוצאות לדוגמה:</text:span></text:p>
            <text:list text:style-name="L1">
              <text:list-item>
                <text:p xml:id="id33" text:id="id33" text:style-name="P5"><text:span text:style-name="T44">מחיר ראשון: </text:span><text:span text:style-name="T44">$100,000</text:span><text:span text:style-name="T44">. <text:s text:c="2"/>מחיר שני: </text:span><text:span text:style-name="T44">$6</text:span><text:span text:style-name="T44">!</text:span></text:p>
              </text:list-item>
              <text:list-item>
                <text:p xml:id="id34" text:id="id34" text:style-name="P5"><text:span text:style-name="T45">מחיר ראשון: </text:span><text:span text:style-name="T45">$7,000,000</text:span><text:span text:style-name="T45">. מחיר שני: </text:span><text:span text:style-name="T45">$5000</text:span><text:span text:style-name="T45">!</text:span></text:p>
              </text:list-item>
            </text:list>
            <text:p xml:id="id35" text:id="id35" text:style-name="P5"><text:span text:style-name="T25">לא ברור מה גרוע יותר – הפסד הרווחים, או העובדה שההצעות התפרסמו בציבור...</text:span></text:p>
            <text:p text:style-name="P5"><text:span text:style-name="T25"/></text:p>
            <text:p xml:id="id36" text:id="id36" text:style-name="P5"><text:span text:style-name="T46">בפעם הבאה הם השתמשו במכרז מחיר ראשון.</text:span></text:p>
          </draw:text-box>
        </draw:frame>
        <draw:frame draw:style-name="gr12" draw:text-style-name="P21" draw:layer="layout" svg:width="27.746cm" svg:height="1.352cm" svg:x="0.254cm" svg:y="19.304cm">
          <draw:text-box>
            <text:p text:style-name="P20"><text:span text:style-name="T20">* <text:s text:c="2"/></text:span><text:span text:style-name="T20">http://t</text:span><text:span text:style-name="T20">heory.s</text:span><text:span text:style-name="T20">tanford</text:span><text:span text:style-name="T20">.edu/~t</text:span><text:span text:style-name="T20">im/f13/l</text:span><text:span text:style-name="T20">/l8.p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באיזה מכרז להשתמש?</text:p>
          </draw:text-box>
        </draw:frame>
        <draw:frame draw:style-name="standard" draw:layer="layout" svg:width="25.88cm" svg:height="15.208cm" svg:x="1.167cm" svg:y="3.504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row table:style-name="ro25" table:default-cell-style-name="ce12">
              <table:table-cell>
                <text:p text:style-name="P12"><text:span text:style-name="T47">מחיר שני</text:span></text:p>
              </table:table-cell>
              <table:table-cell>
                <text:p text:style-name="P12"><text:span text:style-name="T47">מחיר ראשון</text:span></text:p>
              </table:table-cell>
              <table:table-cell table:style-name="ce13"/>
            </table:table-row>
            <table:table-row table:style-name="ro25">
              <table:table-cell table:style-name="ce14">
                <text:p text:style-name="P12"><text:span text:style-name="T48">כן</text:span></text:p>
              </table:table-cell>
              <table:table-cell table:style-name="ce15">
                <text:p text:style-name="P12"><text:span text:style-name="T49">לא</text:span></text:p>
              </table:table-cell>
              <table:table-cell table:style-name="ce12">
                <text:p text:style-name="P12"><text:span text:style-name="T47">פעולות שולטות</text:span></text:p>
              </table:table-cell>
            </table:table-row>
            <table:table-row table:style-name="ro26">
              <table:table-cell table:style-name="ce15">
                <text:p text:style-name="P12"><text:span text:style-name="T49">לא</text:span></text:p>
              </table:table-cell>
              <table:table-cell table:style-name="ce14">
                <text:p text:style-name="P12"><text:span text:style-name="T48">כן</text:span></text:p>
              </table:table-cell>
              <table:table-cell table:style-name="ce12">
                <text:p text:style-name="P12"><text:span text:style-name="T47">כל ש"מ הוא יעיל פארטו (הגבוה זוכה)</text:span></text:p>
              </table:table-cell>
            </table:table-row>
            <table:table-row table:style-name="ro27">
              <table:table-cell table:style-name="ce15">
                <text:p text:style-name="P12"><text:span text:style-name="T49">לא</text:span></text:p>
              </table:table-cell>
              <table:table-cell table:style-name="ce14">
                <text:p text:style-name="P12"><text:span text:style-name="T48">כן</text:span></text:p>
              </table:table-cell>
              <table:table-cell table:style-name="ce12">
                <text:p text:style-name="P12"><text:span text:style-name="T47">בש"מ, הרווח למוכר תמיד לפחות הערך השני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254cm" presentation:class="title" presentation:user-transformed="true">
          <draw:text-box>
            <text:p text:style-name="P1">משחק עם ידיעה לא שלמה<text:line-break/>(incomplete information)</text:p>
          </draw:text-box>
        </draw:frame>
        <draw:frame presentation:style-name="pr4" draw:text-style-name="P8" draw:layer="layout" svg:width="28cm" svg:height="16.422cm" svg:x="0cm" svg:y="4.152cm" presentation:class="outline" presentation:user-transformed="true">
          <draw:text-box>
            <text:list text:style-name="L2">
              <text:list-item>
                <text:p xml:id="id37" text:id="id37" text:style-name="P5"><text:span text:style-name="T39">במקרים רבים, טבלת התועלות לא ידועה.</text:span></text:p>
              </text:list-item>
              <text:list-item>
                <text:p xml:id="id38" text:id="id38" text:style-name="P5"><text:span text:style-name="T50">התועלות של שחקן תלויות ב"סוג" (</text:span><text:span text:style-name="T50">type</text:span><text:span text:style-name="T50">) שלו.</text:span></text:p>
              </text:list-item>
              <text:list-item>
                <text:p xml:id="id39" text:id="id39" text:style-name="P5"><text:span text:style-name="T50">כל שחקן יודע את:</text:span></text:p>
                <text:list>
                  <text:list-item>
                    <text:p xml:id="id40" text:id="id40" text:style-name="P5"><text:span text:style-name="T50">הסוג שלו (- ולכן גם התועלות שלו).</text:span></text:p>
                  </text:list-item>
                  <text:list-item>
                    <text:p xml:id="id41" text:id="id41" text:style-name="P5"><text:span text:style-name="T50">התפלגות-הסתברות על הסוגים של האחרים.</text:span></text:p>
                  </text:list-item>
                </text:list>
              </text:list-item>
            </text:list>
            <text:p xml:id="id42" text:id="id42" text:style-name="P5"><text:span text:style-name="T8">הגדרה</text:span><text:span text:style-name="T9">: שיווי-משקל בייס-נאש (</text:span><text:span text:style-name="T9">Bayes-Nash</text:span><text:span text:style-name="T9">):</text:span><text:span text:style-name="T9"><text:line-break/></text:span><text:span text:style-name="T9">לכל שחקן יש </text:span><text:span text:style-name="T31">פונקציה</text:span><text:span text:style-name="T9"> מהסוג לפעולה. </text:span><text:span text:style-name="T9"><text:line-break/></text:span><text:span text:style-name="T9">הפונקציה של כל שחקן נותנת לו ממוצע-תועלות גבוה ביותר בצירוף ז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2" draw:layer="layout" svg:width="28cm" svg:height="18.104cm" svg:x="0cm" svg:y="2.47cm" presentation:class="outline" presentation:user-transformed="true">
          <draw:text-box>
            <text:list text:style-name="L2">
              <text:list-item>
                <text:p xml:id="id43" text:id="id43" text:style-name="P5"><text:span text:style-name="T40">הסוג </text:span><text:span text:style-name="T41">של כל שחקן </text:span><text:span text:style-name="T51">j</text:span><text:span text:style-name="T41"> הוא ערך החפץ עבורו, </text:span><text:span text:style-name="T51">v</text:span><text:span text:style-name="T52">j</text:span><text:span text:style-name="T53">.</text:span><text:span text:style-name="T41">הסוג של כל שחקן מתפלג אחיד בין </text:span><text:span text:style-name="T41">0</text:span><text:span text:style-name="T41"> ל-</text:span><text:span text:style-name="T41">1</text:span><text:span text:style-name="T41">.</text:span></text:p>
              </text:list-item>
              <text:list-item>
                <text:p xml:id="id44" text:id="id44" text:style-name="P5"><text:span text:style-name="T54">הפעולה</text:span><text:span text:style-name="T55"> של כל שחקן היא ההכרזה שלו, <text:s/></text:span><text:span text:style-name="T56">b</text:span><text:span text:style-name="T57">j</text:span><text:span text:style-name="T55">.</text:span><text:span text:style-name="T58">נבדוק אם קיים ש”מ בייס-נאש עם: <text:s text:c="2"/></text:span><text:span text:style-name="T59">b</text:span><text:span text:style-name="T57">j</text:span><text:span text:style-name="T59">(v</text:span><text:span text:style-name="T57">j</text:span><text:span text:style-name="T59">) = a*v</text:span><text:span text:style-name="T57">j</text:span></text:p>
              </text:list-item>
              <text:list-item>
                <text:p xml:id="id45" text:id="id45" text:style-name="P5"><text:span text:style-name="T60">מה הייתם מכריזים במצב זה? [ניסוי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2" draw:layer="layout" svg:width="28cm" svg:height="18.104cm" svg:x="0cm" svg:y="2.47cm" presentation:class="outline" presentation:user-transformed="true">
          <draw:text-box>
            <text:list text:style-name="L2">
              <text:list-item>
                <text:p xml:id="id46" text:id="id46" text:style-name="P5"><text:span text:style-name="T40">הסוג </text:span><text:span text:style-name="T41">של כל שחקן </text:span><text:span text:style-name="T51">j</text:span><text:span text:style-name="T41"> הוא ערך החפץ עבורו, </text:span><text:span text:style-name="T51">v</text:span><text:span text:style-name="T52">j</text:span><text:span text:style-name="T53">.</text:span><text:span text:style-name="T41">הסוג של כל שחקן מתפלג אחיד בין </text:span><text:span text:style-name="T41">0</text:span><text:span text:style-name="T41"> ל-</text:span><text:span text:style-name="T41">1</text:span><text:span text:style-name="T41">.</text:span></text:p>
              </text:list-item>
              <text:list-item>
                <text:p xml:id="id47" text:id="id47" text:style-name="P5"><text:span text:style-name="T54">הפעולה</text:span><text:span text:style-name="T55"> של כל שחקן היא ההכרזה שלו, <text:s/></text:span><text:span text:style-name="T56">b</text:span><text:span text:style-name="T57">j</text:span><text:span text:style-name="T55">.</text:span><text:span text:style-name="T58">נבדוק אם קיים ש”מ בייס-נאש עם: <text:s text:c="2"/></text:span><text:span text:style-name="T59">b</text:span><text:span text:style-name="T57">j</text:span><text:span text:style-name="T59">(v</text:span><text:span text:style-name="T57">j</text:span><text:span text:style-name="T59">) = a*v</text:span><text:span text:style-name="T57">j</text:span></text:p>
              </text:list-item>
              <text:list-item>
                <text:p xml:id="id48" text:id="id48" text:style-name="P5"><text:span text:style-name="T61">נניח ששחקן </text:span><text:span text:style-name="T61">1</text:span><text:span text:style-name="T61"> מכריז </text:span><text:span text:style-name="T62">x*v</text:span><text:span text:style-name="T63">1</text:span><text:span text:style-name="T61"> ושחקן </text:span><text:span text:style-name="T61">2</text:span><text:span text:style-name="T61"> מכריז </text:span><text:span text:style-name="T62">y*v</text:span><text:span text:style-name="T63">2</text:span><text:span text:style-name="T61">.</text:span></text:p>
              </text:list-item>
              <text:list-item>
                <text:p xml:id="id49" text:id="id49" text:style-name="P23"><text:span text:style-name="T62">u</text:span><text:span text:style-name="T63">2</text:span><text:span text:style-name="T62">(y) = ProbOfWinning * UtilityWhenWinning</text:span><text:span text:style-name="T62"><text:line-break/></text:span><text:span text:style-name="T62"> <text:s text:c="8"/>= Pr[v</text:span><text:span text:style-name="T63">1</text:span><text:span text:style-name="T62">&lt;(y/x)*v</text:span><text:span text:style-name="T63">2</text:span><text:span text:style-name="T62">] * v</text:span><text:span text:style-name="T63">2</text:span><text:span text:style-name="T62">*(1-y)</text:span><text:span text:style-name="T62"><text:line-break/></text:span><text:span text:style-name="T62"> <text:s text:c="8"/>= <text:s/>(y/x)*v</text:span><text:span text:style-name="T63">2</text:span><text:span text:style-name="T62"> <text:s/>/ 30 <text:s/>* <text:s/>v</text:span><text:span text:style-name="T63">2</text:span><text:span text:style-name="T62">*(1-y)</text:span></text:p>
              </text:list-item>
              <text:list-item>
                <text:p xml:id="id50" text:id="id50" text:style-name="P5"><text:span text:style-name="T64">גוזרים ומגלים שהמקסימום מתקבל עבור </text:span><text:span text:style-name="T64">y=1/2</text:span><text:span text:style-name="T6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" draw:layer="layout" svg:width="25.199cm" svg:height="1.728cm" svg:x="1.471cm" svg:y="0.23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4" draw:layer="layout" svg:width="27.178cm" svg:height="19.038cm" svg:x="0.508cm" svg:y="1.962cm" presentation:class="outline" presentation:user-transformed="true">
          <draw:text-box>
            <text:list text:style-name="L2">
              <text:list-item>
                <text:p xml:id="id51" text:id="id51" text:style-name="P5"><text:span text:style-name="T65">מצאנו שיווי-משקל בייס-נאש:</text:span></text:p>
              </text:list-item>
              <text:list-item>
                <text:p xml:id="id52" text:id="id52" text:style-name="P23"><text:span text:style-name="T66">b</text:span><text:span text:style-name="T67">j</text:span><text:span text:style-name="T66">(v</text:span><text:span text:style-name="T67">j</text:span><text:span text:style-name="T66">) = v</text:span><text:span text:style-name="T67">j <text:s/></text:span><text:span text:style-name="T68">/ 2</text:span></text:p>
              </text:list-item>
              <text:list-item>
                <text:p xml:id="id53" text:id="id53" text:style-name="P5"><text:span text:style-name="T69">תוחלת הרווח של המוכר בשיווי-משקל:</text:span></text:p>
              </text:list-item>
              <text:list-item>
                <text:p xml:id="id54" text:id="id54" text:style-name="P23"><text:span text:style-name="T69">E [max(</text:span><text:span text:style-name="T70">v</text:span><text:span text:style-name="T71">1</text:span><text:span text:style-name="T70">,v</text:span><text:span text:style-name="T71">2</text:span><text:span text:style-name="T69">)] / 2 <text:s/>= <text:s/>[2/3] / 2 <text:s text:c="2"/>= <text:s text:c="2"/></text:span><text:span text:style-name="T72">1/3</text:span></text:p>
              </text:list-item>
              <text:list-item>
                <text:p xml:id="id55" text:id="id55" text:style-name="P5"><text:span text:style-name="T73">במכרז מחיר שני יש ש"מ באסטרטגיות שולטות:</text:span></text:p>
              </text:list-item>
              <text:list-item>
                <text:p xml:id="id56" text:id="id56" text:style-name="P23"><text:span text:style-name="T68">b</text:span><text:span text:style-name="T67">j</text:span><text:span text:style-name="T68">(v</text:span><text:span text:style-name="T67">j</text:span><text:span text:style-name="T68">) = v</text:span><text:span text:style-name="T67">j <text:s/></text:span></text:p>
              </text:list-item>
              <text:list-item>
                <text:p xml:id="id57" text:id="id57" text:style-name="P5"><text:span text:style-name="T69">תוחלת הרווח של המוכר בשיווי-משקל:</text:span></text:p>
              </text:list-item>
              <text:list-item>
                <text:p xml:id="id58" text:id="id58" text:style-name="P23"><text:span text:style-name="T69">E [max(</text:span><text:span text:style-name="T70">v</text:span><text:span text:style-name="T71">1</text:span><text:span text:style-name="T70">,v</text:span><text:span text:style-name="T71">2</text:span><text:span text:style-name="T69">)] <text:s text:c="26"/>= <text:s/></text:span><text:span text:style-name="T72">1/3</text:span></text:p>
              </text:list-item>
              <text:list-item>
                <text:p xml:id="id59" text:id="id59" text:style-name="P5"><text:span text:style-name="T74">השיוויון ברווחים אינו מקרי – זו דוגמה למשפט שקילות הרווח – </text:span><text:span text:style-name="T74">Revenue Equivalence</text:span><text:span text:style-name="T7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</text:span><text:span text:style-name="MT2">Master 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</text:span><text:span text:style-name="MT3">the outline text </text:span><text:span text:style-name="MT3">format</text:span></text:p>
              <text:list>
                <text:list-item>
                  <text:p text:style-name="MP14"><text:span text:style-name="MT3">Secon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d </text:span><text:span text:style-name="MT3">Outline </text:span><text:span text:style-name="MT3">Level</text:span></text:p>
                      <text:list>
                        <text:list-item>
                          <text:p text:style-name="MP14"><text:span text:style-name="MT3">Fourth </text:span><text:span text:style-name="MT3">Outlin</text:span><text:span text:style-name="MT3">e </text:span><text:span text:style-name="MT3">Level</text:span></text:p>
                          <text:list>
                            <text:list-item>
                              <text:p text:style-name="MP14"><text:span text:style-name="MT3">Fifth </text:span><text:span text:style-name="MT3">Outl</text:span><text:span text:style-name="MT3">ine </text:span><text:span text:style-name="MT3">Lev</text:span><text:span text:style-name="MT3">el</text:span></text:p>
                              <text:list>
                                <text:list-item>
                                  <text:p text:style-name="MP14"><text:span text:style-name="MT3">S</text:span><text:span text:style-name="MT3">ix</text:span><text:span text:style-name="MT3">th </text:span><text:span text:style-name="MT3">O</text:span><text:span text:style-name="MT3">ut</text:span><text:span text:style-name="MT3">li</text:span><text:span text:style-name="MT3">n</text:span><text:span text:style-name="MT3">e </text:span><text:span text:style-name="MT3">L</text:span><text:span text:style-name="MT3">e</text:span><text:span text:style-name="MT3">v</text:span><text:span text:style-name="MT3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to </text:span><text:span text:style-name="MT3">edit 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4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4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29T11:32:08.712176301</dc:date>
    <meta:editing-duration>P6DT9H53M34S</meta:editing-duration>
    <meta:editing-cycles>1084</meta:editing-cycles>
    <meta:generator>LibreOffice/5.1.6.2$Linux_X86_64 LibreOffice_project/10m0$Build-2</meta:generator>
    <meta:document-statistic meta:object-count="209"/>
  </office:meta>
</office:document-meta>
</file>